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25pt" officeooo:rsid="00155940" officeooo:paragraph-rsid="00155940" style:font-size-asian="9pt" style:font-size-complex="10.25pt"/>
    </style:style>
    <style:style style:name="P2" style:family="paragraph" style:parent-style-name="Standard">
      <style:text-properties fo:font-size="10.25pt" officeooo:rsid="0016edd7" officeooo:paragraph-rsid="0016edd7" style:font-size-asian="9pt" style:font-size-complex="10.25pt"/>
    </style:style>
    <style:style style:name="P3" style:family="paragraph" style:parent-style-name="Standard">
      <style:text-properties fo:font-size="10.25pt" officeooo:rsid="0018a78f" officeooo:paragraph-rsid="0018a78f" style:font-size-asian="9pt" style:font-size-complex="10.25pt"/>
    </style:style>
    <style:style style:name="P4" style:family="paragraph" style:parent-style-name="Standard">
      <style:text-properties fo:font-size="10.25pt" officeooo:rsid="001a9e2f" officeooo:paragraph-rsid="001a9e2f" style:font-size-asian="9pt" style:font-size-complex="10.25pt"/>
    </style:style>
    <style:style style:name="P5" style:family="paragraph" style:parent-style-name="Standard">
      <style:text-properties fo:font-size="10.25pt" officeooo:paragraph-rsid="00155940"/>
    </style:style>
    <style:style style:name="P6" style:family="paragraph" style:parent-style-name="Text_20_body">
      <style:paragraph-properties style:writing-mode="lr-tb"/>
      <style:text-properties loext:padding="0cm" loext:border="none"/>
    </style:style>
    <style:style style:name="P7" style:family="paragraph" style:parent-style-name="Text_20_body">
      <style:paragraph-properties style:writing-mode="lr-tb"/>
      <style:text-properties officeooo:rsid="00191fed" officeooo:paragraph-rsid="00191fed" loext:padding="0cm" loext:border="none"/>
    </style:style>
    <style:style style:name="T1" style:family="text">
      <style:text-properties fo:font-variant="normal" fo:text-transform="none" fo:color="#800000" style:font-name="Courier New" fo:font-size="10.5pt" fo:letter-spacing="normal" fo:font-style="normal" fo:font-weight="normal"/>
    </style:style>
    <style:style style:name="T2" style:family="text">
      <style:text-properties officeooo:rsid="00155940" style:font-size-asian="9pt" style:font-size-complex="10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支持的测试框架允许您在C++中编写测试C或C++代码的程序。在这里，我们解释QNX项目设置需要编写一个测试程序使用谷歌C++测试（GTest）测试框架。对于其他框架，您应该阅读它们的在线文档，以了解编写测试程序所需的编码和构建步骤。</text:p>
      <text:p text:style-name="P1"/>
      <text:p text:style-name="P1">要基于GTest框架编写和构建测试程序，请执行以下操作：</text:p>
      <text:p text:style-name="P1"/>
      <text:p text:style-name="P1">.在包含要对其运行单元测试的代码的项目中，创建其他源文件并编写测试用例所需的代码。</text:p>
      <text:p text:style-name="P1"/>
      <text:p text:style-name="P1">.联机GTest文档解释了GTest框架的概念以及如何编写测试程序，从单个断言开始，并使用多个测试用例构建一个完整的程序。这里，我们列出了编写测试程序的几个关键步骤：</text:p>
      <text:p text:style-name="P1"/>
      <text:p text:style-name="P1">.将测试程序文件存储在一个特定的项目文件夹（例如，test）中，使它们与主程序分开，以便于维护。</text:p>
      <text:p text:style-name="P1"/>
      <text:p text:style-name="P1">.在测试程序的头文件中，必须包含GTest头文件，如下所示：</text:p>
      <text:p text:style-name="P5"><text:span text:style-name="T2"><text:s text:c="17"/></text:span><text:span text:style-name="T1">#include &lt;gtest/gtest.h&gt;</text:span></text:p>
      <text:p text:style-name="P5"><text:span text:style-name="T1"/></text:p>
      <text:p text:style-name="P1">.在测试程序的源文件中，必须包含声明要测试的函数的任何头文件。这是因为测试宏必须能够看到它们正在测试的函数的原型。</text:p>
      <text:p text:style-name="P1"/>
      <text:p text:style-name="P1">.在GTest框架中，各个测试被分组到测试用例中。我们建议将每个测试用例放在它自己的源文件中，以将所有执行特定程序区域的测试放在一起。如果使用测试设备在测试之间共享数据，则每个源文件都将定义一个单独的类，在该类中，可以实现在运行同一文件中定义的测试之前准备数据的例程，以及在测试完成运行后释放测试使用的任何资源的例程。</text:p>
      <text:p text:style-name="P1"/>
      <text:p text:style-name="P1">.即使您的测试用例是在多个文件中定义的，也必须在程序中（在main（）函数中）准确地调用RUN_ALL_TESTS（）一次</text:p>
      <text:p text:style-name="P1"/>
      <text:p text:style-name="P2">.修改makefile以静态链接GTest库。</text:p>
      <text:p text:style-name="P2"/>
      <text:p text:style-name="P2">.尽管此最新SDP版本的安装程序包含GTest库（libgtest.so），但仍必须将库添加到项目中。</text:p>
      <text:p text:style-name="P2"/>
      <text:p text:style-name="P2">.如果您使用较旧的SDP版本构建程序，我们不建议尝试使用此最新SDP版本附带的GTest库来开发单元测试程序。这可能会很复杂，因为您可能需要修改GTest库才能正确编译和/或获取GTest所需的其他库，但这些库不是随平台版本一起提供的。</text:p>
      <text:p text:style-name="P2"/>
      <text:p text:style-name="P3">.BUILD</text:p>
      <text:p text:style-name="P2"/>
      <text:p text:style-name="P6">.IDE尝试构建测试程序，并在底部的控制台窗口中显示生成输出。如果生成成功，您将在项目资源管理器的项目区域中看到列出的二进制文件。如果生成失败，“问题”窗口将显示任何错误（红色）和警告（黄色）</text:p>
      <text:p text:style-name="P6"/>
      <text:p text:style-name="P7">您可以在目标上启动单元测试程序，IDE将在程序运行时在专用视图中显示各个测试的结果。</text:p>
      <text:p text:style-name="P7">要运行测试程序：</text:p>
      <text:p text:style-name="P7">在“启动配置”下拉列表中，选择包含相关测试程序的项目。</text:p>
      <text:p text:style-name="P7">在“启动模式”下拉列表中，选择“运行”。</text:p>
      <text:p text:style-name="P7">在“启动目标”下拉列表中，选择运行测试程序的目标。</text:p>
      <text:p text:style-name="P7">单击启动配置下拉列表右侧的编辑按钮（图标：编辑按钮）。</text:p>
      <text:p text:style-name="P7">在“配置编辑器”窗口的“主”选项卡中，在C/C++应用程序域中输入测试程序的路径。</text:p>
      <text:p text:style-name="P7"><text:soft-page-break/>在“参数”选项卡中，选中“测试运行器”复选框以启用测试框架选择器。</text:p>
      <text:p text:style-name="P7">在“测试运行器”下拉列表中，选择测试程序所基于的框架。</text:p>
      <text:p text:style-name="P7">IDE无法自动检测您正在使用的框架，因此必须手动指定一个。</text:p>
      <text:p text:style-name="P7">单击“确定”保存配置更改并关闭窗口。</text:p>
      <text:p text:style-name="P7">在启动栏中，单击运行按钮（图标：运行按钮）。</text:p>
      <text:p text:style-name="P7">IDE开始在目标上运行单元测试程序。如有必要，IDE在将程序复制到目标之前构建它</text:p>
      <text:p text:style-name="P4">当IDE启动测试程序时，打开IDE视图；您可以通过选择Window &gt; Siew View &gt;其他&gt; C/C++&gt; C/C++单元来手动打开视图。在顶部，IDE说明了测试进度（在进度条中），并列出了已完成的测试（运行）、错误和测试失败的数量。在下面的区域中，它列出了程序测试用例的名称和总运行时间。每个测试用例名称旁边的图标包含一个绿色框，如果该测试用例中的所有测试都通过了，则该框带有复选标记；如果任何测试失败，则该框带有一个带X的蓝色框。</text:p>
      <text:p text:style-name="P4"/>
      <text:p text:style-name="P4"/>
      <text:p text:style-name="P4">可以展开测试用例条目以查看单个测试的结果。单击特定测试时，底部区域显示运行该测试时程序输出的任何消息。右侧还有用于筛选错误、警告和信息消息的按钮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2:19:30.427519972</meta:creation-date>
    <dc:date>2020-02-13T12:26:51.340879639</dc:date>
    <meta:editing-duration>PT7M1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1428" meta:character-count="1614" meta:non-whitespace-character-count="1590"/>
  </office:meta>
</office:document-meta>
</file>